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fo:font-weight="bold" officeooo:rsid="0002ae76" officeooo:paragraph-rsid="0002ae76" style:font-weight-asian="bold"/>
    </style:style>
    <style:style style:name="P3" style:family="paragraph" style:parent-style-name="Standard">
      <style:text-properties fo:language="pt" fo:country="BR" officeooo:rsid="0002ae76" officeooo:paragraph-rsid="0002ae76"/>
    </style:style>
    <style:style style:name="P4" style:family="paragraph" style:parent-style-name="Standard">
      <style:paragraph-properties fo:text-align="center" style:justify-single-word="false"/>
      <style:text-properties fo:language="pt" fo:country="BR" style:font-name-asian="Symbol" style:font-name-complex="Symbol"/>
    </style:style>
    <style:style style:name="P5" style:family="paragraph" style:parent-style-name="Standard">
      <style:paragraph-properties fo:text-align="justify" style:justify-single-word="false"/>
      <style:text-properties fo:language="pt" fo:country="BR" officeooo:paragraph-rsid="004ed570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fo:color="#0000ff" style:font-name="Times" fo:language="pt" fo:country="BR" style:font-name-complex="Times" style:font-style-complex="italic" text:display="none"/>
    </style:style>
    <style:style style:name="P8" style:family="paragraph" style:parent-style-name="Standard">
      <style:paragraph-properties fo:text-align="justify" style:justify-single-word="false"/>
      <style:text-properties officeooo:paragraph-rsid="0025194d"/>
    </style:style>
    <style:style style:name="P9" style:family="paragraph" style:parent-style-name="Standard">
      <style:paragraph-properties fo:text-align="justify" style:justify-single-word="false"/>
      <style:text-properties officeooo:paragraph-rsid="0057b115"/>
    </style:style>
    <style:style style:name="P10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11" style:family="paragraph" style:parent-style-name="Header">
      <style:text-properties fo:language="pt" fo:country="BR"/>
    </style:style>
    <style:style style:name="P12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13" style:family="paragraph" style:parent-style-name="Footer">
      <style:text-properties fo:language="pt" fo:country="BR" style:font-name-asian="Symbol" style:font-name-complex="Symbol"/>
    </style:style>
    <style:style style:name="P14" style:family="paragraph" style:parent-style-name="Heading_20_2">
      <style:text-properties fo:language="pt" fo:country="BR" officeooo:rsid="004ed570" officeooo:paragraph-rsid="004ed570"/>
    </style:style>
    <style:style style:name="P15" style:family="paragraph" style:parent-style-name="Heading">
      <style:text-properties fo:language="pt" fo:country="BR" officeooo:rsid="0002ae76" officeooo:paragraph-rsid="0002ae76"/>
    </style:style>
    <style:style style:name="P16" style:family="paragraph" style:parent-style-name="Standard">
      <style:text-properties fo:language="pt" fo:country="BR" officeooo:rsid="0002ae76"/>
    </style:style>
    <style:style style:name="P17" style:family="paragraph" style:parent-style-name="Standard" style:list-style-name="L1">
      <style:paragraph-properties fo:text-align="justify" style:justify-single-word="false"/>
      <style:text-properties fo:language="pt" fo:country="BR" officeooo:rsid="0030ca9a" officeooo:paragraph-rsid="0030ca9a"/>
    </style:style>
    <style:style style:name="P18" style:family="paragraph" style:parent-style-name="Standard" style:list-style-name="L1">
      <style:paragraph-properties fo:text-align="justify" style:justify-single-word="false"/>
      <style:text-properties fo:language="pt" fo:country="BR" fo:font-style="normal" officeooo:rsid="0032aecc" officeooo:paragraph-rsid="0032aecc" style:font-style-asian="normal" style:font-style-complex="normal"/>
    </style:style>
    <style:style style:name="P19" style:family="paragraph" style:parent-style-name="Standard" style:list-style-name="L4">
      <style:paragraph-properties fo:text-align="justify" style:justify-single-word="false"/>
      <style:text-properties fo:language="pt" fo:country="BR" fo:font-style="normal" fo:font-weight="bold" officeooo:rsid="005bfe68" officeooo:paragraph-rsid="005bfe68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language="pt" fo:country="BR" officeooo:rsid="004f729e" officeooo:paragraph-rsid="004f729e"/>
    </style:style>
    <style:style style:name="P21" style:family="paragraph" style:parent-style-name="Standard">
      <style:paragraph-properties fo:text-align="justify" style:justify-single-word="false"/>
      <style:text-properties officeooo:rsid="0003e5a0" officeooo:paragraph-rsid="0003e5a0"/>
    </style:style>
    <style:style style:name="P22" style:family="paragraph" style:parent-style-name="Standard" style:list-style-name="L1">
      <style:paragraph-properties fo:text-align="justify" style:justify-single-word="false"/>
      <style:text-properties officeooo:paragraph-rsid="0030ca9a"/>
    </style:style>
    <style:style style:name="P23" style:family="paragraph" style:parent-style-name="Standard" style:list-style-name="L2">
      <style:paragraph-properties fo:text-align="justify" style:justify-single-word="false"/>
      <style:text-properties officeooo:paragraph-rsid="003f3343"/>
    </style:style>
    <style:style style:name="P24" style:family="paragraph" style:parent-style-name="Standard" style:list-style-name="L3">
      <style:paragraph-properties fo:text-align="justify" style:justify-single-word="false"/>
      <style:text-properties officeooo:paragraph-rsid="005534ad"/>
    </style:style>
    <style:style style:name="P25" style:family="paragraph" style:parent-style-name="Standard" style:list-style-name="L1">
      <style:paragraph-properties fo:text-align="justify" style:justify-single-word="false"/>
      <style:text-properties officeooo:rsid="00339c9e" officeooo:paragraph-rsid="00339c9e"/>
    </style:style>
    <style:style style:name="P26" style:family="paragraph" style:parent-style-name="Standard" style:list-style-name="L2">
      <style:paragraph-properties fo:text-align="justify" style:justify-single-word="false"/>
      <style:text-properties officeooo:rsid="00391f8f" officeooo:paragraph-rsid="00391f8f"/>
    </style:style>
    <style:style style:name="P27" style:family="paragraph" style:parent-style-name="Standard" style:list-style-name="L2">
      <style:paragraph-properties fo:text-align="justify" style:justify-single-word="false"/>
      <style:text-properties officeooo:rsid="003cdca2" officeooo:paragraph-rsid="003cdca2"/>
    </style:style>
    <style:style style:name="P28" style:family="paragraph" style:parent-style-name="Standard" style:list-style-name="L2">
      <style:paragraph-properties fo:text-align="justify" style:justify-single-word="false"/>
      <style:text-properties officeooo:rsid="003f10e6" officeooo:paragraph-rsid="003f10e6"/>
    </style:style>
    <style:style style:name="P29" style:family="paragraph" style:parent-style-name="Standard" style:list-style-name="L3">
      <style:paragraph-properties fo:text-align="justify" style:justify-single-word="false"/>
      <style:text-properties officeooo:rsid="0052cdd9" officeooo:paragraph-rsid="0052cdd9"/>
    </style:style>
    <style:style style:name="P30" style:family="paragraph" style:parent-style-name="Standard" style:list-style-name="L3">
      <style:paragraph-properties fo:text-align="justify" style:justify-single-word="false"/>
      <style:text-properties fo:font-style="italic" officeooo:rsid="0052cdd9" officeooo:paragraph-rsid="0052cdd9" style:font-style-asian="italic" style:font-style-complex="italic"/>
    </style:style>
    <style:style style:name="P31" style:family="paragraph" style:parent-style-name="Standard" style:list-style-name="L4">
      <style:paragraph-properties fo:text-align="justify" style:justify-single-word="false"/>
      <style:text-properties fo:font-weight="bold" officeooo:rsid="005a4edd" officeooo:paragraph-rsid="005a4edd" style:font-weight-asian="bold" style:font-weight-complex="bold"/>
    </style:style>
    <style:style style:name="P32" style:family="paragraph" style:parent-style-name="Standard" style:list-style-name="L4">
      <style:paragraph-properties fo:text-align="justify" style:justify-single-word="false"/>
      <style:text-properties officeooo:rsid="005e293c" officeooo:paragraph-rsid="005e293c"/>
    </style:style>
    <style:style style:name="P33" style:family="paragraph" style:parent-style-name="Standard" style:list-style-name="L4">
      <style:paragraph-properties fo:text-align="justify" style:justify-single-word="false"/>
      <style:text-properties officeooo:rsid="00611e6c" officeooo:paragraph-rsid="00611e6c"/>
    </style:style>
    <style:style style:name="P34" style:family="paragraph" style:parent-style-name="Standard" style:list-style-name="L4">
      <style:paragraph-properties fo:text-align="justify" style:justify-single-word="false"/>
      <style:text-properties officeooo:rsid="0065ef17" officeooo:paragraph-rsid="0065ef17"/>
    </style:style>
    <style:style style:name="P35" style:family="paragraph" style:parent-style-name="Standard" style:list-style-name="L4">
      <style:paragraph-properties fo:text-align="justify" style:justify-single-word="false"/>
      <style:text-properties fo:font-weight="normal" officeooo:rsid="006dc2ca" officeooo:paragraph-rsid="006dc2ca" style:font-weight-asian="normal" style:font-weight-complex="normal"/>
    </style:style>
    <style:style style:name="P36" style:family="paragraph" style:parent-style-name="Standard" style:list-style-name="WW8Num9">
      <style:text-properties officeooo:paragraph-rsid="006dc2ca"/>
    </style:style>
    <style:style style:name="P37" style:family="paragraph" style:parent-style-name="Standard" style:list-style-name="L1">
      <style:paragraph-properties fo:text-align="justify" style:justify-single-word="false"/>
      <style:text-properties officeooo:rsid="006eec7f" officeooo:paragraph-rsid="006eec7f"/>
    </style:style>
    <style:style style:name="P38" style:family="paragraph" style:parent-style-name="Standard" style:list-style-name="L2">
      <style:paragraph-properties fo:text-align="justify" style:justify-single-word="false"/>
      <style:text-properties officeooo:rsid="007095e7" officeooo:paragraph-rsid="007095e7"/>
    </style:style>
    <style:style style:name="P39" style:family="paragraph" style:parent-style-name="Standard" style:list-style-name="L2">
      <style:paragraph-properties fo:text-align="justify" style:justify-single-word="false"/>
      <style:text-properties officeooo:rsid="00718004" officeooo:paragraph-rsid="00718004"/>
    </style:style>
    <style:style style:name="P40" style:family="paragraph" style:parent-style-name="Standard" style:list-style-name="L3">
      <style:paragraph-properties fo:text-align="justify" style:justify-single-word="false"/>
      <style:text-properties officeooo:rsid="00718004" officeooo:paragraph-rsid="00718004"/>
    </style:style>
    <style:style style:name="P41" style:family="paragraph" style:parent-style-name="Heading" style:master-page-name="Standard">
      <style:paragraph-properties style:page-number="auto"/>
      <style:text-properties fo:language="pt" fo:country="BR" officeooo:rsid="0002ae76"/>
    </style:style>
    <style:style style:name="P42" style:family="paragraph" style:parent-style-name="Heading_20_1">
      <style:text-properties fo:language="pt" fo:country="BR"/>
    </style:style>
    <style:style style:name="P43" style:family="paragraph" style:parent-style-name="Heading_20_1">
      <style:text-properties fo:language="pt" fo:country="BR" officeooo:rsid="0002ae76" officeooo:paragraph-rsid="0002ae76"/>
    </style:style>
    <style:style style:name="P44" style:family="paragraph" style:parent-style-name="Heading_20_1">
      <style:text-properties fo:language="pt" fo:country="BR" officeooo:rsid="0003d287"/>
    </style:style>
    <style:style style:name="P45" style:family="paragraph" style:parent-style-name="Heading_20_1">
      <style:text-properties fo:language="pt" fo:country="BR" officeooo:rsid="00169a05"/>
    </style:style>
    <style:style style:name="P46" style:family="paragraph" style:parent-style-name="Heading_20_1">
      <style:text-properties fo:language="pt" fo:country="BR" officeooo:rsid="002e18fb"/>
    </style:style>
    <style:style style:name="P47" style:family="paragraph" style:parent-style-name="Heading_20_1">
      <style:text-properties fo:language="pt" fo:country="BR" officeooo:rsid="00456b80"/>
    </style:style>
    <style:style style:name="P48" style:family="paragraph" style:parent-style-name="Heading_20_1">
      <style:text-properties fo:language="pt" fo:country="BR" officeooo:rsid="00488d93" officeooo:paragraph-rsid="00468e02"/>
    </style:style>
    <style:style style:name="P49" style:family="paragraph" style:parent-style-name="Heading_20_1">
      <style:text-properties fo:language="pt" fo:country="BR" fo:font-style="italic" officeooo:rsid="004ad49b" officeooo:paragraph-rsid="004ad49b" style:font-style-asian="italic" style:font-style-complex="italic"/>
    </style:style>
    <style:style style:name="T1" style:family="text">
      <style:text-properties officeooo:rsid="0019385c"/>
    </style:style>
    <style:style style:name="T2" style:family="text">
      <style:text-properties officeooo:rsid="0002ae76"/>
    </style:style>
    <style:style style:name="T3" style:family="text">
      <style:text-properties style:font-name="Symbol"/>
    </style:style>
    <style:style style:name="T4" style:family="text">
      <style:text-properties fo:language="pt" fo:country="BR"/>
    </style:style>
    <style:style style:name="T5" style:family="text">
      <style:text-properties fo:language="pt" fo:country="BR" style:font-name-asian="Symbol" style:font-name-complex="Symbol"/>
    </style:style>
    <style:style style:name="T6" style:family="text">
      <style:text-properties fo:language="pt" fo:country="BR" fo:font-style="italic" officeooo:rsid="006dc2ca" style:font-style-asian="italic" text:display="none"/>
    </style:style>
    <style:style style:name="T7" style:family="text">
      <style:text-properties fo:language="pt" fo:country="BR" fo:font-style="italic" style:font-style-asian="italic" style:font-style-complex="italic"/>
    </style:style>
    <style:style style:name="T8" style:family="text">
      <style:text-properties fo:language="pt" fo:country="BR" fo:font-style="italic" officeooo:rsid="00277b6c" style:font-style-asian="italic" style:font-style-complex="italic"/>
    </style:style>
    <style:style style:name="T9" style:family="text">
      <style:text-properties fo:language="pt" fo:country="BR" fo:font-style="italic" officeooo:rsid="0030ca9a" style:font-style-asian="italic" style:font-style-complex="italic"/>
    </style:style>
    <style:style style:name="T10" style:family="text">
      <style:text-properties fo:language="pt" fo:country="BR" fo:font-style="italic" officeooo:rsid="00356f83" style:font-style-asian="italic" style:font-style-complex="italic"/>
    </style:style>
    <style:style style:name="T11" style:family="text">
      <style:text-properties fo:language="pt" fo:country="BR" fo:font-style="italic" officeooo:rsid="0057b115" style:font-style-asian="italic" style:font-style-complex="italic"/>
    </style:style>
    <style:style style:name="T12" style:family="text">
      <style:text-properties fo:language="pt" fo:country="BR" fo:font-style="italic" officeooo:rsid="006590db" style:font-style-asian="italic" style:font-style-complex="italic"/>
    </style:style>
    <style:style style:name="T13" style:family="text">
      <style:text-properties fo:language="pt" fo:country="BR" fo:font-style="italic" officeooo:rsid="0067727f" style:font-style-asian="italic" style:font-style-complex="italic"/>
    </style:style>
    <style:style style:name="T14" style:family="text">
      <style:text-properties fo:language="pt" fo:country="BR" fo:font-style="italic" officeooo:rsid="00718004" style:font-style-asian="italic" style:font-style-complex="italic"/>
    </style:style>
    <style:style style:name="T15" style:family="text">
      <style:text-properties fo:language="pt" fo:country="BR" officeooo:rsid="001bbcb2"/>
    </style:style>
    <style:style style:name="T16" style:family="text">
      <style:text-properties fo:language="pt" fo:country="BR" officeooo:rsid="001d773c"/>
    </style:style>
    <style:style style:name="T17" style:family="text">
      <style:text-properties fo:language="pt" fo:country="BR" officeooo:rsid="0020291d"/>
    </style:style>
    <style:style style:name="T18" style:family="text">
      <style:text-properties fo:language="pt" fo:country="BR" officeooo:rsid="0021045a"/>
    </style:style>
    <style:style style:name="T19" style:family="text">
      <style:text-properties fo:language="pt" fo:country="BR" officeooo:rsid="0003e5a0"/>
    </style:style>
    <style:style style:name="T20" style:family="text">
      <style:text-properties fo:language="pt" fo:country="BR" officeooo:rsid="00277b6c"/>
    </style:style>
    <style:style style:name="T21" style:family="text">
      <style:text-properties fo:language="pt" fo:country="BR" officeooo:rsid="00289802"/>
    </style:style>
    <style:style style:name="T22" style:family="text">
      <style:text-properties fo:language="pt" fo:country="BR" officeooo:rsid="0028d023"/>
    </style:style>
    <style:style style:name="T23" style:family="text">
      <style:text-properties fo:language="pt" fo:country="BR" officeooo:rsid="0029a26d"/>
    </style:style>
    <style:style style:name="T24" style:family="text">
      <style:text-properties fo:language="pt" fo:country="BR" officeooo:rsid="002b206d"/>
    </style:style>
    <style:style style:name="T25" style:family="text">
      <style:text-properties fo:language="pt" fo:country="BR" officeooo:rsid="002c00cd"/>
    </style:style>
    <style:style style:name="T26" style:family="text">
      <style:text-properties fo:language="pt" fo:country="BR" officeooo:rsid="0019de84"/>
    </style:style>
    <style:style style:name="T27" style:family="text">
      <style:text-properties fo:language="pt" fo:country="BR" fo:font-style="normal" style:font-style-asian="normal" style:font-style-complex="normal"/>
    </style:style>
    <style:style style:name="T28" style:family="text">
      <style:text-properties fo:language="pt" fo:country="BR" fo:font-style="normal" officeooo:rsid="0030ca9a" style:font-style-asian="normal" style:font-style-complex="normal"/>
    </style:style>
    <style:style style:name="T29" style:family="text">
      <style:text-properties fo:language="pt" fo:country="BR" fo:font-style="normal" officeooo:rsid="00356f83" style:font-style-asian="normal" style:font-style-complex="normal"/>
    </style:style>
    <style:style style:name="T30" style:family="text">
      <style:text-properties fo:language="pt" fo:country="BR" fo:font-style="normal" officeooo:rsid="003f3343" style:font-style-asian="normal" style:font-style-complex="normal"/>
    </style:style>
    <style:style style:name="T31" style:family="text">
      <style:text-properties fo:language="pt" fo:country="BR" fo:font-style="normal" officeooo:rsid="00442335" style:font-style-asian="normal" style:font-style-complex="normal"/>
    </style:style>
    <style:style style:name="T32" style:family="text">
      <style:text-properties fo:language="pt" fo:country="BR" fo:font-style="normal" officeooo:rsid="004ad49b" style:font-style-asian="normal" style:font-style-complex="normal"/>
    </style:style>
    <style:style style:name="T33" style:family="text">
      <style:text-properties fo:language="pt" fo:country="BR" fo:font-style="normal" officeooo:rsid="005698ec" style:font-style-asian="normal" style:font-style-complex="normal"/>
    </style:style>
    <style:style style:name="T34" style:family="text">
      <style:text-properties fo:language="pt" fo:country="BR" fo:font-style="normal" officeooo:rsid="00592506" style:font-style-asian="normal" style:font-style-complex="normal"/>
    </style:style>
    <style:style style:name="T35" style:family="text">
      <style:text-properties fo:language="pt" fo:country="BR" fo:font-style="normal" officeooo:rsid="0057b115" style:font-style-asian="normal" style:font-style-complex="normal"/>
    </style:style>
    <style:style style:name="T36" style:family="text">
      <style:text-properties fo:language="pt" fo:country="BR" fo:font-style="normal" officeooo:rsid="005f1590" style:font-style-asian="normal" style:font-style-complex="normal"/>
    </style:style>
    <style:style style:name="T37" style:family="text">
      <style:text-properties fo:language="pt" fo:country="BR" fo:font-style="normal" officeooo:rsid="0061b8f1" style:font-style-asian="normal" style:font-style-complex="normal"/>
    </style:style>
    <style:style style:name="T38" style:family="text">
      <style:text-properties fo:language="pt" fo:country="BR" fo:font-style="normal" officeooo:rsid="006590db" style:font-style-asian="normal" style:font-style-complex="normal"/>
    </style:style>
    <style:style style:name="T39" style:family="text">
      <style:text-properties fo:language="pt" fo:country="BR" fo:font-style="normal" officeooo:rsid="0067727f" style:font-style-asian="normal" style:font-style-complex="normal"/>
    </style:style>
    <style:style style:name="T40" style:family="text">
      <style:text-properties fo:language="pt" fo:country="BR" fo:font-style="normal" officeooo:rsid="0068563d" style:font-style-asian="normal" style:font-style-complex="normal"/>
    </style:style>
    <style:style style:name="T41" style:family="text">
      <style:text-properties fo:language="pt" fo:country="BR" fo:font-style="normal" officeooo:rsid="0068e5bf" style:font-style-asian="normal" style:font-style-complex="normal"/>
    </style:style>
    <style:style style:name="T42" style:family="text">
      <style:text-properties fo:language="pt" fo:country="BR" fo:font-style="normal" officeooo:rsid="006b9310" style:font-style-asian="normal" style:font-style-complex="normal"/>
    </style:style>
    <style:style style:name="T43" style:family="text">
      <style:text-properties fo:language="pt" fo:country="BR" fo:font-style="normal" officeooo:rsid="006e63f5" style:font-style-asian="normal" style:font-style-complex="normal"/>
    </style:style>
    <style:style style:name="T44" style:family="text">
      <style:text-properties fo:language="pt" fo:country="BR" fo:font-style="normal" officeooo:rsid="00718004" style:font-style-asian="normal" style:font-style-complex="normal"/>
    </style:style>
    <style:style style:name="T45" style:family="text">
      <style:text-properties fo:language="pt" fo:country="BR" fo:font-style="normal" officeooo:rsid="007279cc" style:font-style-asian="normal" style:font-style-complex="normal"/>
    </style:style>
    <style:style style:name="T46" style:family="text">
      <style:text-properties fo:language="pt" fo:country="BR" officeooo:rsid="003abb88"/>
    </style:style>
    <style:style style:name="T47" style:family="text">
      <style:text-properties fo:language="pt" fo:country="BR" officeooo:rsid="003b798f"/>
    </style:style>
    <style:style style:name="T48" style:family="text">
      <style:text-properties fo:language="pt" fo:country="BR" officeooo:rsid="003cb016"/>
    </style:style>
    <style:style style:name="T49" style:family="text">
      <style:text-properties fo:language="pt" fo:country="BR" officeooo:rsid="003e22fa"/>
    </style:style>
    <style:style style:name="T50" style:family="text">
      <style:text-properties fo:language="pt" fo:country="BR" officeooo:rsid="003f3343"/>
    </style:style>
    <style:style style:name="T51" style:family="text">
      <style:text-properties fo:language="pt" fo:country="BR" officeooo:rsid="00488d93"/>
    </style:style>
    <style:style style:name="T52" style:family="text">
      <style:text-properties fo:language="pt" fo:country="BR" officeooo:rsid="005698ec"/>
    </style:style>
    <style:style style:name="T53" style:family="text">
      <style:text-properties fo:language="pt" fo:country="BR" officeooo:rsid="005534ad"/>
    </style:style>
    <style:style style:name="T54" style:family="text">
      <style:text-properties fo:language="pt" fo:country="BR" officeooo:rsid="007095e7"/>
    </style:style>
    <style:style style:name="T55" style:family="text">
      <style:text-properties text:display="none"/>
    </style:style>
    <style:style style:name="T56" style:family="text">
      <style:text-properties fo:color="#0000ff" style:font-name="Times" style:font-name-complex="Times" style:font-style-complex="italic" text:display="none"/>
    </style:style>
    <style:style style:name="T57" style:family="text">
      <style:text-properties fo:color="#0000ff" style:font-name="Times" fo:font-weight="bold" style:font-weight-asian="bold" style:font-name-complex="Times" style:font-style-complex="italic" style:font-weight-complex="bold" text:display="none"/>
    </style:style>
    <style:style style:name="T58" style:family="text">
      <style:text-properties style:text-position="super 58%" text:display="none"/>
    </style:style>
    <style:style style:name="T59" style:family="text">
      <style:text-properties fo:font-style="italic" officeooo:rsid="0049de07" style:font-style-asian="italic" style:font-style-complex="italic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49de07" style:font-style-asian="normal" style:font-style-complex="normal"/>
    </style:style>
    <style:style style:name="T62" style:family="text">
      <style:text-properties fo:font-style="normal" officeooo:rsid="004ed570" style:font-style-asian="normal" style:font-style-complex="normal"/>
    </style:style>
    <style:style style:name="T63" style:family="text">
      <style:text-properties officeooo:rsid="00378c8a"/>
    </style:style>
    <style:style style:name="T64" style:family="text">
      <style:text-properties fo:language="en" fo:country="US" fo:font-style="italic" style:font-style-asian="italic" style:language-complex="ar" style:country-complex="SA" style:font-style-complex="italic"/>
    </style:style>
    <style:style style:name="T65" style:family="text">
      <style:text-properties fo:language="en" fo:country="US" fo:font-style="italic" officeooo:rsid="0030ca9a" style:font-style-asian="italic" style:language-complex="ar" style:country-complex="SA" style:font-style-complex="italic"/>
    </style:style>
    <style:style style:name="T66" style:family="text">
      <style:text-properties fo:language="en" fo:country="US" fo:font-style="italic" officeooo:rsid="003f3343" style:font-style-asian="italic" style:language-complex="ar" style:country-complex="SA" style:font-style-complex="italic"/>
    </style:style>
    <style:style style:name="T67" style:family="text">
      <style:text-properties officeooo:rsid="004ed57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Gerenciamento de espaço físico</text:p>
      <text:p text:style-name="P15">Documento de arquitetura</text:p>
      <text:p text:style-name="P1"/>
      <text:p text:style-name="P1"><text:span text:style-name="T56">There is guidance within this template that appears in a style named InfoBlue. This style has a hidden font attribute that allows you to toggle whether it is visible or hidden in this template. Use the </text:span><text:span text:style-name="T55">Microsoft</text:span><text:span text:style-name="T58">® </text:span><text:span text:style-name="T55">Word</text:span><text:span text:style-name="T58">®</text:span><text:span text:style-name="T56"> menu </text:span><text:span text:style-name="T57">Tools &gt; Options &gt; View &gt; Hidden Text </text:span><text:span text:style-name="T56">check box to toggle this setting. There is also an option for printing: </text:span><text:span text:style-name="T57">Tools &gt; Options &gt; Print</text:span><text:span text:style-name="T56">.</text:span></text:p>
      <text:p text:style-name="P7"/>
      <text:h text:style-name="P43" text:outline-level="1">Motivo</text:h>
      <text:p text:style-name="P16">Este documento descreve a arquitetura e implementação do sistema, apresentando os motivos, filosofia, e justificativas sobre as decisões arquiteturais. </text:p>
      <text:h text:style-name="P44" text:outline-level="1">Objetivos arquiteturais e filosofia</text:h>
      <text:p text:style-name="P21">O sistema será guiado pela performance, pois é essencial que o mesmo seja capaz de retornar uma boa disposição de turmas e salas em pouco tempo. Não é necessário gerar a melhor disposição possível, mas deve-se manter-se em um nível aceitável pelo cliente. O sistema deve ser flexível e sua arquitetura deve ser pouco acoplada, de forma que seja possível realizar manutenções ao longo do tempo, adicionando novas funcionalidades e integrações com outros sistemas internos do cliente.</text:p>
      <text:h text:style-name="P45" text:outline-level="1">Suposições e dependências</text:h>
      <text:p text:style-name="P8"><text:span text:style-name="T15">A principal funcionalidade do sistema é a </text:span><text:span text:style-name="T26">geração de disposição de turmas e salas. </text:span><text:span text:style-name="T15">O algoritmo responsável pela geração </text:span><text:span text:style-name="T26">deve ser flexível, de forma que se possa ser alterado </text:span><text:span text:style-name="T16">a qualquer momento </text:span><text:span text:style-name="T26">sem interferir no restante do sistema, </text:span><text:span text:style-name="T17">visto que o time não possui experiência </text:span><text:span text:style-name="T18">em soluções deste tipo</text:span><text:span text:style-name="T26">. </text:span><text:span text:style-name="T19">O sistema deve </text:span><text:span text:style-name="T20">possuir suporte </text:span><text:span text:style-name="T8">offline</text:span><text:span text:style-name="T20"> para </text:span><text:span text:style-name="T19">funcionar a qualquer momento, visto que </text:span><text:span text:style-name="T21">o sistema </text:span><text:span text:style-name="T19">é essencial para a organização das questões acadêmicas do cliente. O sistema também deve ser capaz de ser instalado em qualquer servidor desejado pelo cliente, </text:span><text:span text:style-name="T22">portanto, deve </text:span><text:span text:style-name="T23">possuir </text:span><text:span text:style-name="T24">o máximo de configuração via código para reduzir a quantidade de configurações manuais </text:span><text:span text:style-name="T25">e facilitar as </text:span><text:span text:style-name="T24">instalaç</text:span><text:span text:style-name="T25">ões nos servidores do cliente</text:span><text:span text:style-name="T19">.</text:span></text:p>
      <text:h text:style-name="P46" text:outline-level="1">Requisitos arquiteturais significantes</text:h>
      <text:list xml:id="list6956668509643779937" text:style-name="L1">
        <text:list-item>
          <text:p text:style-name="P17">Criação do banco de dados;</text:p>
        </text:list-item>
        <text:list-item>
          <text:p text:style-name="P17">Geração de tabelas e relações do banco de dados;</text:p>
        </text:list-item>
        <text:list-item>
          <text:p text:style-name="P17">Criação da solução do sistema;</text:p>
        </text:list-item>
        <text:list-item>
          <text:p text:style-name="P17">Criação dos projetos dentro da solução do sistema;</text:p>
        </text:list-item>
        <text:list-item>
          <text:p text:style-name="P22"><text:span text:style-name="T9">Download</text:span><text:span text:style-name="T28"> e adição dos </text:span><text:span text:style-name="T65">frameworks</text:span><text:span text:style-name="T28"> utilizados à solução;</text:span></text:p>
        </text:list-item>
        <text:list-item>
          <text:p text:style-name="P18">Configuração do acesso do sistema ao banco de dados;</text:p>
        </text:list-item>
        <text:list-item>
          <text:p text:style-name="P25"><text:span text:style-name="T27">Criação do </text:span><text:span text:style-name="T64">template</text:span><text:span text:style-name="T27"> padrão </text:span><text:span text:style-name="T29">de páginas </text:span><text:span text:style-name="T10">web</text:span><text:span text:style-name="T29"> </text:span><text:span text:style-name="T27">do sistema;</text:span></text:p>
        </text:list-item>
        <text:list-item>
          <text:p text:style-name="P37"><text:span text:style-name="T27">Implementação do cadastro de espaços físicos, disciplinas e turmas;</text:span></text:p>
        </text:list-item>
        <text:list-item>
          <text:p text:style-name="P37"><text:span text:style-name="T27">Implementar o </text:span><text:span text:style-name="T7">login</text:span><text:span text:style-name="T27">;</text:span></text:p>
        </text:list-item>
        <text:list-item>
          <text:p text:style-name="P37"><text:span text:style-name="T27">Implementar a distribuição de salas (de forma básica);</text:span></text:p>
        </text:list-item>
      </text:list>
      <text:h text:style-name="P42" text:outline-level="1"><text:span text:style-name="T63">Decisões</text:span>, <text:span text:style-name="T63">limitações e justificativas</text:span></text:h>
      <text:list xml:id="list395975121622988292" text:style-name="L2">
        <text:list-item>
          <text:p text:style-name="P26"><text:span text:style-name="T48">Separar o </text:span><text:span text:style-name="T4">algoritmo de geração de disposição de turmas e salas em um projeto próprio </text:span><text:span text:style-name="T46">(como uma biblioteca)</text:span><text:span text:style-name="T4">, para reduzir o acoplamento do código </text:span><text:span text:style-name="T47">e facilitar a alteração (caso necessária)</text:span><text:span text:style-name="T4">;</text:span></text:p>
        </text:list-item>
        <text:list-item>
          <text:p text:style-name="P27"><text:span text:style-name="T49">Não referenciar as classes do algoritmo diretamente; Criar interfaces para tais classes de forma que</text:span><text:span text:style-name="T4">, </text:span><text:span text:style-name="T49">caso sejam alteradas, não afete o restante do sistema;</text:span></text:p>
        </text:list-item>
        <text:list-item>
          <text:p text:style-name="P28"><text:span text:style-name="T4">Em caso de alterações manuais na disposição de turmas e salas, </text:span><text:span text:style-name="T54">armazenar as mudanças </text:span><text:span text:style-name="T4">apenas quando o usuário solicitar, </text:span><text:span text:style-name="T54">e não em tempo real enquanto ele realiza as alterações</text:span><text:span text:style-name="T4">;</text:span></text:p>
        </text:list-item>
        <text:list-item>
          <text:p text:style-name="P23"><text:span text:style-name="T50">Armazenar um histórico das disposições geradas de forma que seja possível realizar um </text:span><text:span text:style-name="T66">rollback</text:span><text:span text:style-name="T30"> para uma disposição anterior </text:span><text:span text:style-name="T31">para caso o usuário deseje desfazer seus últimos ajustes. O histórico também é importante para caso o usuário queira retornar à disposição gerada por nosso algoritmo, de forma que não seja necessário executá-lo novamente;</text:span></text:p>
        </text:list-item>
        <text:list-item>
          <text:p text:style-name="P38"><text:span text:style-name="T31">I</text:span><text:span text:style-name="T27">mplementar </text:span><text:span text:style-name="T44">o sistema com a linguagem </text:span><text:span text:style-name="T27">PHP </text:span><text:span text:style-name="T44">orientado a objetos</text:span><text:span text:style-name="T27">, </text:span><text:span text:style-name="T44">pois o modelo lógico será baseado em objetos e os desenvolvedores possuem experiência nesta linguagem, assim como o </text:span><text:span text:style-name="T14">framework </text:span><text:span text:style-name="T44">Laravel;</text:span></text:p>
        </text:list-item>
        <text:list-item>
          <text:p text:style-name="P39"><text:span text:style-name="T27">O banco de dados será MySQL, devida a experiência do time;</text:span></text:p>
        </text:list-item>
        <text:list-item>
          <text:p text:style-name="P39"><text:span text:style-name="T27">O sistema será modelado com o padrão de camadas, devida a decisão do cliente;</text:span></text:p>
        </text:list-item>
      </text:list>
      <text:h text:style-name="P47" text:outline-level="1"><text:soft-page-break/>Mecanismos arquiteturais</text:h>
      <text:h text:style-name="P14" text:outline-level="2">Persistência</text:h>
      <text:p text:style-name="P5"><text:span text:style-name="T67">Necessária para armazenar os dados e apresentá-los ao usuário. Deve-se possuir autorização para acessá-la</text:span><text:span text:style-name="T62">.</text:span></text:p>
      <text:h text:style-name="P14" text:outline-level="2">Solução (código)</text:h>
      <text:p text:style-name="P20">Necessária para iniciar a codificação. Deve possuir controle de versionamento e todos os membros do time devem poder acessá-la.</text:p>
      <text:h text:style-name="P48" text:outline-level="1">Abstrações chaves</text:h>
      <text:list xml:id="list3838750240278758816" text:style-name="L3">
        <text:list-item>
          <text:p text:style-name="P29"><text:span text:style-name="T51">P</text:span><text:span text:style-name="T4">ersistência, </text:span><text:span text:style-name="T52">responsável por gerenciar os dados do sistema;</text:span></text:p>
        </text:list-item>
        <text:list-item>
          <text:p text:style-name="P30"><text:span text:style-name="T4">Model-view-controller</text:span><text:span text:style-name="T27">, </text:span><text:span text:style-name="T33">responsável por organizar a solução em um padrão flexível;</text:span></text:p>
        </text:list-item>
        <text:list-item>
          <text:p text:style-name="P24"><text:span text:style-name="T53">Biblioteca de geração de disposição física, </text:span><text:span text:style-name="T52">responsável por disponibilizar o(s) algoritmo(s) de geração de disposição física de forma não acoplada;</text:span></text:p>
        </text:list-item>
        <text:list-item>
          <text:p text:style-name="P40"><text:span text:style-name="T4">Aluno, representando um aluno matriculado no curso, que fará parte de uma turma;</text:span></text:p>
        </text:list-item>
        <text:list-item>
          <text:p text:style-name="P40"><text:span text:style-name="T4">Grade de alocação, que representa a grade integradora de toda a distribuição de salas, turmas e disciplinas;</text:span></text:p>
        </text:list-item>
        <text:list-item>
          <text:p text:style-name="P40"><text:span text:style-name="T4">Sala, representando o espaço físico disponível na universidade;</text:span></text:p>
        </text:list-item>
        <text:list-item>
          <text:p text:style-name="P40"><text:span text:style-name="T4">Turma, representando um conjunto de alunos organizados por um identificador numérico, sobre a qual deve estar conectada a uma ou mais disciplinas;</text:span></text:p>
        </text:list-item>
        <text:list-item>
          <text:p text:style-name="P40"><text:span text:style-name="T4">Funcionário, representando algum funcionário da universidade que tenha acesso ao sistema; Este mesmo é derivado para professor e funcionário da secretaria, onde o primeiro tem acesso à visualização de dados e requisição de alterações, enquanto o segundo tem acesso à visualização e manipulação de dados.</text:span></text:p>
        </text:list-item>
      </text:list>
      <text:h text:style-name="P42" text:outline-level="1"><text:span text:style-name="T59">Framework</text:span><text:span text:style-name="T61"> arquitetural</text:span></text:h>
      <text:p text:style-name="P9"><text:span text:style-name="T35">A arquitetura se baseará no padrão </text:span><text:span text:style-name="T34">de camadas com</text:span><text:span text:style-name="T35"> MVC</text:span><text:span text:style-name="T11"> </text:span><text:span text:style-name="T35">(</text:span><text:span text:style-name="T11">Model-view-controller</text:span><text:span text:style-name="T35">).</text:span><text:span text:style-name="T44"> O framework utilizado para a camada lógica (domínio) será Laravel.</text:span></text:p>
      <text:h text:style-name="P49" text:outline-level="1">Views<text:span text:style-name="T60"> arquiteturais</text:span></text:h>
      <text:list xml:id="list8124659849171596236" text:style-name="L4">
        <text:list-item>
          <text:p text:style-name="P31"><text:span text:style-name="T32">P</text:span><text:span text:style-name="T27">ersistência</text:span></text:p>
          <text:p text:style-name="P32"><text:span text:style-name="T27">Responsável por administrar o banco de dados, fornecendo </text:span><text:span text:style-name="T36">acesso </text:span><text:span text:style-name="T27">ao sistema de forma que seja possível realizar a comunicação entre o sistema e o banco de dados.</text:span></text:p>
        </text:list-item>
        <text:list-item>
          <text:p text:style-name="P19">Domínio</text:p>
          <text:p text:style-name="P33"><text:span text:style-name="T27">Deve possuir os modelos do negócio, </text:span><text:span text:style-name="T37">interfaces e devidas relações. </text:span><text:span text:style-name="T38">É responsável por toda a lógica de </text:span><text:span text:style-name="T12">backend</text:span><text:span text:style-name="T38"> do sistema, </text:span><text:span text:style-name="T45">com</text:span><text:span text:style-name="T44"> a utilização do </text:span><text:span text:style-name="T14">framework</text:span><text:span text:style-name="T44"> Laravel.</text:span></text:p>
        </text:list-item>
        <text:list-item>
          <text:p text:style-name="P19">Apresentação</text:p>
          <text:p text:style-name="P34"><text:span text:style-name="T27">A camada de apresentação deve possuir toda a estrutura </text:span><text:span text:style-name="T7">web</text:span><text:span text:style-name="T27"> do sistema (</text:span><text:span text:style-name="T7">views</text:span><text:span text:style-name="T27">), </text:span><text:span text:style-name="T40">com</text:span><text:span text:style-name="T39"> </text:span><text:span text:style-name="T13">frameworks</text:span><text:span text:style-name="T39"> </text:span><text:span text:style-name="T13">web</text:span><text:span text:style-name="T39"> que utilizarmos, como </text:span><text:span text:style-name="T13">jQuery</text:span><text:span text:style-name="T39"> e </text:span><text:span text:style-name="T13">bootstrap</text:span><text:span text:style-name="T39">. </text:span><text:span text:style-name="T41">Também deve possuir todas as imagens utilizadas no sistema, </text:span><text:span text:style-name="T42">como logos e ícones.</text:span></text:p>
        </text:list-item>
        <text:list-item>
          <text:p text:style-name="P19">Serviços</text:p>
          <text:p text:style-name="P35"><text:span text:style-name="T27">Responsável por fazer o intermédio entre a aplicação e o banco de dados. A cama de serviços se resume em serviços capazes de fazer o acesso aos dados, adicionando-os, editando-os, deletando-os ou simplesmente selecionando-os. </text:span><text:span text:style-name="T43">Esta camada define serviços que serão utilizados pelo usuário através da camada de apresentação.</text:span></text:p>
        </text:list-item>
      </text:list>
      <text:list xml:id="list3554597844053001639" text:style-name="WW8Num9">
        <text:list-header>
          <text:p text:style-name="P36"><text:bookmark text:name="_PictureBullets"/><text:span text:style-name="InfoBlue_20_Char"><text:span text:style-name="T6">R</text:span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left="0cm" fo:margin-right="0cm" fo:text-indent="0.635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loext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family="Times" style:font-family-generic="roman" style:font-pitch="variable" style:font-name-complex="Times" style:font-family-complex="Times" style:font-family-generic-complex="roman" style:font-pitch-complex="variable" style:font-style-complex="italic"/>
    </style:style>
    <style:style style:name="infoblue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Tabela_20_NORM_20_2_20_ParaRede" style:display-name="Tabela NORM 2 ParaRede" style:family="paragraph" style:parent-style-name="Standard">
      <style:paragraph-properties fo:margin-left="0.199cm" fo:margin-right="0.199cm" fo:margin-top="0.106cm" fo:margin-bottom="0.106cm" loext:contextual-spacing="false" fo:line-height="0.529cm" fo:keep-together="always" fo:orphans="2" fo:widows="2" fo:text-indent="0cm" style:auto-text-indent="false">
        <style:tab-stops>
          <style:tab-stop style:position="2.223cm"/>
        </style:tab-stops>
      </style:paragraph-properties>
      <style:text-properties fo:color="#000000" style:font-name="Verdana" fo:font-family="Verdana" style:font-family-generic="swiss" style:font-pitch="variable" fo:font-size="8pt" style:font-size-asian="8pt" style:font-name-complex="Verdana" style:font-family-complex="Verdana" style:font-family-generic-complex="swiss" style:font-pitch-complex="variable" style:font-size-complex="8pt" style:font-weight-complex="bold"/>
    </style:style>
    <style:style style:name="bullet1pararede" style:family="paragraph" style:parent-style-name="Standard">
      <style:paragraph-properties fo:margin-top="0.176cm" fo:margin-bottom="0.176cm" loext:contextual-spacing="false" fo:line-height="100%" fo:orphans="2" fo:widows="2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3z1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foBlue_20_Char" style:display-name="InfoBlue Char" style:family="text" style:parent-style-name="Default_20_Paragraph_20_Font">
      <style:text-properties fo:color="#0000ff" style:font-name="Times" fo:font-family="Times" style:font-family-generic="roman" style:font-pitch="variable" style:font-name-complex="Times" style:font-family-complex="Times" style:font-family-generic-complex="roman" style:font-pitch-complex="variable" style:language-complex="ar" style:country-complex="SA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z1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0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2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2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2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2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2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2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2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2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886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5.634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" style:family="table">
      <style:table-properties style:width="16.732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language="pt" fo:country="BR" fo:font-weight="bold" officeooo:rsid="0002ae76" officeooo:paragraph-rsid="0002ae76" style:font-weight-asian="bold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text-properties fo:language="pt" fo:country="BR" officeooo:rsid="0002ae76" officeooo:paragraph-rsid="0002ae76"/>
    </style:style>
    <style:style style:name="MP4" style:family="paragraph" style:parent-style-name="Standard">
      <style:text-properties fo:language="pt" fo:country="BR"/>
    </style:style>
    <style:style style:name="MP5" style:family="paragraph" style:parent-style-name="Header">
      <style:text-properties fo:language="pt" fo:country="BR"/>
    </style:style>
    <style:style style:name="MP6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7" style:family="paragraph" style:parent-style-name="Standard">
      <style:paragraph-properties fo:text-align="center" style:justify-single-word="false"/>
      <style:text-properties fo:language="pt" fo:country="BR" style:font-name-asian="Symbol" style:font-name-complex="Symbol"/>
    </style:style>
    <style:style style:name="MP8" style:family="paragraph" style:parent-style-name="Standard">
      <style:paragraph-properties fo:text-align="end" style:justify-single-word="false"/>
    </style:style>
    <style:style style:name="MP9" style:family="paragraph" style:parent-style-name="Footer">
      <style:text-properties fo:language="pt" fo:country="BR" style:font-name-asian="Symbol" style:font-name-complex="Symbol"/>
    </style:style>
    <style:style style:name="MT1" style:family="text">
      <style:text-properties officeooo:rsid="0019385c"/>
    </style:style>
    <style:style style:name="MT2" style:family="text">
      <style:text-properties officeooo:rsid="0002ae76"/>
    </style:style>
    <style:style style:name="MT3" style:family="text">
      <style:text-properties style:font-name="Symbol"/>
    </style:style>
    <style:style style:name="MT4" style:family="text">
      <style:text-properties fo:language="pt" fo:country="BR" style:font-name-asian="Symbol" style:font-name-complex="Symbol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  <number:date-style style:name="N107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Gerenciamento de espaço físico</text:p>
            </table:table-cell>
            <table:table-cell table:style-name="Tabela2.B1" office:value-type="string">
              <text:p text:style-name="MP2"><text:s/></text:p>
            </table:table-cell>
          </table:table-row>
          <table:table-row table:style-name="Tabela2.1">
            <table:table-cell table:style-name="Tabela2.A1" office:value-type="string">
              <text:p text:style-name="MP3">Documento de arquitetura</text:p>
            </table:table-cell>
            <table:table-cell table:style-name="Tabela2.B1" office:value-type="string">
              <text:p text:style-name="MP4"><text:span text:style-name="MT1"><text:s/>Data: 03</text:span>/<text:span text:style-name="MT2">Set</text:span>/<text:span text:style-name="MT2">16</text:span></text:p>
            </table:table-cell>
          </table:table-row>
        </table:table>
        <text:p text:style-name="MP5"/>
      </style:header>
      <style:footer>
        <table:table table:name="Tabela1" table:style-name="Tabela1">
          <table:table-column table:style-name="Tabela1.A" table:number-columns-repeated="3"/>
          <table:table-row table:style-name="Tabela1.1">
            <table:table-cell table:style-name="Tabela1.A1" office:value-type="string">
              <text:p text:style-name="MP6">Confidential</text:p>
            </table:table-cell>
            <table:table-cell table:style-name="Tabela1.A1" office:value-type="string">
              <text:p text:style-name="MP7"><text:span text:style-name="MT3"></text:span><text:user-defined style:data-style-name="N0" text:name="Company"/>, <text:date style:data-style-name="N107" text:date-value="2016-10-15T13:54:24.824000000">2016</text:date></text:p>
            </table:table-cell>
            <table:table-cell table:style-name="Tabela1.A1" office:value-type="string">
              <text:p text:style-name="MP8"><text:span text:style-name="MT4">Page </text:span><text:span text:style-name="Page_20_Number"><text:span text:style-name="MT4"><text:page-number text:select-page="current">2</text:page-number></text:span></text:span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pporting Requirements</dc:title>
    <dc:subject>&lt;Project Name&gt;</dc:subject>
    <meta:creation-date>2016-09-03T18:53:51.441000000</meta:creation-date>
    <dc:date>2016-10-15T13:54:24.198000000</dc:date>
    <meta:print-date>2001-03-15T14:26:00</meta:print-date>
    <meta:editing-cycles>108</meta:editing-cycles>
    <meta:editing-duration>PT1H29M20S</meta:editing-duration>
    <meta:generator>LibreOffice/5.2.1.2$Windows_x86 LibreOffice_project/31dd62db80d4e60af04904455ec9c9219178d620</meta:generator>
    <meta:document-statistic meta:table-count="2" meta:image-count="0" meta:object-count="0" meta:page-count="2" meta:paragraph-count="59" meta:word-count="899" meta:character-count="5726" meta:non-whitespace-character-count="4925"/>
  </office:meta>
</office:document-meta>
</file>